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c90a" officeooo:paragraph-rsid="000ec9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ber selection with pointers and references</text:p>
      <text:p text:style-name="P1">BY ALEX ON JULY 17TH, 2007 | LAST MODIFIED BY ALEX ON OCTOBER 30TH, 2015</text:p>
      <text:p text:style-name="P1">It is common to have either a pointer or a reference to a struct (or class). As you learned previously, you can select the member of a struct using the member selection operator (.):</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struct Something</text:p>
      <text:p text:style-name="P1">{</text:p>
      <text:p text:style-name="P1"><text:s text:c="4"/>int nValue;</text:p>
      <text:p text:style-name="P1"><text:s text:c="4"/>float fValue;</text:p>
      <text:p text:style-name="P1">};</text:p>
      <text:p text:style-name="P1"><text:s/></text:p>
      <text:p text:style-name="P1">// Member selection using actual struct variable</text:p>
      <text:p text:style-name="P1">Something something;</text:p>
      <text:p text:style-name="P1">something.nValue = 5;</text:p>
      <text:p text:style-name="P1">This syntax also works for references:</text:p>
      <text:p text:style-name="P1"/>
      <text:p text:style-name="P1">1</text:p>
      <text:p text:style-name="P1">2</text:p>
      <text:p text:style-name="P1">3</text:p>
      <text:p text:style-name="P1">// Member selection using reference to struct</text:p>
      <text:p text:style-name="P1">Something &amp;ref = something;</text:p>
      <text:p text:style-name="P1">ref.nValue = 5;</text:p>
      <text:p text:style-name="P1">However, with a pointer, you need to dereference the pointer first:</text:p>
      <text:p text:style-name="P1"/>
      <text:p text:style-name="P1">1</text:p>
      <text:p text:style-name="P1">2</text:p>
      <text:p text:style-name="P1">3</text:p>
      <text:p text:style-name="P1">// Member selection using pointer to struct</text:p>
      <text:p text:style-name="P1">Something *ptr = &amp;something;</text:p>
      <text:p text:style-name="P1">(*ptr).nValue = 5;</text:p>
      <text:p text:style-name="P1">Note that the pointer dereference must be enclosed in parenthesis, because the member selection operator has a higher precedence than the dereference operator.</text:p>
      <text:p text:style-name="P1"/>
      <text:p text:style-name="P1">Because the syntax for access to structs and class members through a pointer is awkward, C++ offers a second member selection operator (-&gt;) for doing member selection from pointers. The following two lines are equivalent:</text:p>
      <text:p text:style-name="P1"/>
      <text:p text:style-name="P1">1</text:p>
      <text:p text:style-name="P1">2</text:p>
      <text:p text:style-name="P1">(*ptr).nValue = 5;</text:p>
      <text:p text:style-name="P1">ptr-&gt;nValue = 5;</text:p>
      <text:p text:style-name="P1">This is not only easier to type, but is also much less prone to error because the dereference is implicitly done for you, so there are no precedence issues to worry about. Consequently, when <text:soft-page-break/>doing member access through a pointer, always use operator-&gt; instead of ope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18:51.540178354</meta:creation-date>
    <dc:date>2016-03-14T02:19:24.190445715</dc:date>
    <meta:editing-duration>P0D</meta:editing-duration>
    <meta:editing-cycles>1</meta:editing-cycles>
    <meta:document-statistic meta:table-count="0" meta:image-count="0" meta:object-count="0" meta:page-count="2" meta:paragraph-count="42" meta:word-count="247" meta:character-count="1424" meta:non-whitespace-character-count="1209"/>
    <meta:generator>LibreOffice/4.2.8.2$Linux_X86_64 LibreOffice_project/420m0$Build-2</meta:generator>
  </office:meta>
</office:document-meta>
</file>